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Configuration.setMarkUndeliverableSeen( boolean markUndeliverable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UserUndefinedSeen( boolean markExternal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DefaultDomainNameBasic( String default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ject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Remote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FetchTaskName( String fetch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Seen( boolean mark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RecipientNotFoundSeen( boolean markRecipientNotFound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RemoteRecipient( boolean rejectRemote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updateDefault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Fetch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Max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Local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Parse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Server( Mail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OpenReadOnly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dConfiguration.getBlac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validateDefaultDomainName( String defaultDomai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Configuration.setLocalUsers( UsersRepository local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DeferRecipientNotFound( boolean deferRecipient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RemoteReceivedHeaderInvalid( boolean rejectRemoteReceivedHeaderIn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Configuration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RemoteReceivedHeaderInvalid( boolean leaveRemoteReceivedHeaderIn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Configuration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RecipientNotFoun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MaxMessageSizeExceeded( boolean leaveMaxMess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computeDefaultDomai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dConfiguration.isRejectRemoteRecip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Blacklisted( boolean rejectBlackli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JavaMailFolderName( String javaMailF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JavaMailProvi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RemoteRecipient( boolean leaveRemoteRecip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DefaultDomainName( String default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Configuration.setBlacklist( String blacklis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sedConfiguration.isMark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UserUndefined( boolean localRecipient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jectU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jectRemoteReceivedHeader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og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RemoteReceivedHead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RecipientNotFound( boolean leaveRecipient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Undeliverable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DefaultDomainName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Fetch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JavaMailProviderName( String javaMailProvi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dConfiguration.ParsedConfiguration( Configuration configuration , Logger logger , MailServer server , UsersRepository localUsers ,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Configuration.setMaxMessageSizeLimit( int max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Blacklisted( boolean keepRej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RecipientNotFound( boolean rejectRecipient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RemoteReceivedHeader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curs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MaxMessage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Undeliv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Black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MaxMessageSizeExceededSeen( boolean markMaxMessageSize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UserUn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RemoteRecipient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RemoteReceivedHeaderInvali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JavaMailFol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ParsedConfiguration.isMarkMaxMessageSizeExceed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Blacklist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moteReceivedHeaderIndex( int remoteReceivedHeade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MarkUserUndefinedS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BlacklistedSeen( boolean markRejected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FetchAll( boolean fetch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UserUndefined( boolean leave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jectBlackl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Blacklist( Set black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RejectMaxMessageSizeExceeded( boolean rejectMaxMess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DefaultDomai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dConfiguration.getDNS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RemoteRecipientSeen( boolean markRemoteRecipient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Defer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LeaveUndeliverable( boolean leaveUndelive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setMarkRemoteReceivedHeaderInvalidSeen( boolean markRemoteReceivedHeaderInvalidSe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dConfiguration.isLe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cu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LeaveRecipie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figuration.isRejectMaxMessageSizeExc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